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CF74D1E9EFEC33E5C8.png" manifest:media-type="image/png"/>
  <manifest:file-entry manifest:full-path="Pictures/100000010000016300000236A04914C7E16C3608.png" manifest:media-type="image/png"/>
  <manifest:file-entry manifest:full-path="Pictures/100000010000037100000243FA65DE3718B671E9.png" manifest:media-type="image/png"/>
  <manifest:file-entry manifest:full-path="Pictures/10000001000003A9000000E41BD23D3502B005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ot_20__28_Rounded_29_" svg:stroke-width="0.102cm" svg:stroke-color="#000000" draw:marker-start-width="0.356cm" draw:marker-end-width="0.356cm" svg:stroke-linecap="round" draw:fill-color="#ffffff" draw:textarea-horizontal-align="justify" draw:textarea-vertical-align="middle" draw:auto-grow-height="false" fo:min-height="4.158cm" fo:min-width="6.53cm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Dot_20__28_Rounded_29_" svg:stroke-width="0.102cm" svg:stroke-color="#000000" draw:marker-start-width="0.356cm" draw:marker-end-width="0.356cm" svg:stroke-linecap="round" draw:fill-color="#ffffff" draw:textarea-horizontal-align="justify" draw:textarea-vertical-align="middle" draw:auto-grow-height="false" fo:min-height="4.158cm" fo:min-width="3.99cm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draw:marker-start-width="0.356cm" draw:marker-end="Arrowheads_20_1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3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3.3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0.258cm" fo:min-width="1.167cm"/>
    </style:style>
    <style:style style:name="gr11" style:family="graphic" style:parent-style-name="standard">
      <style:graphic-properties draw:stroke="dash" draw:stroke-dash="Dot_20__28_Rounded_29_" svg:stroke-width="0.102cm" svg:stroke-color="#000000" draw:marker-start-width="0.356cm" draw:marker-end-width="0.356cm" svg:stroke-linecap="round" draw:fill-color="#ffffff" draw:textarea-horizontal-align="justify" draw:textarea-vertical-align="middle" draw:auto-grow-height="false" fo:min-height="3.936cm" fo:min-width="4.649cm" fo:padding-top="0.176cm" fo:padding-bottom="0.176cm" fo:padding-left="0.301cm" fo:padding-right="0.301cm"/>
    </style:style>
    <style:style style:name="gr12" style:family="graphic" style:parent-style-name="standard">
      <style:graphic-properties draw:stroke="dash" draw:stroke-dash="Dot_20__28_Rounded_29_" svg:stroke-width="0.102cm" svg:stroke-color="#000000" draw:marker-start-width="0.356cm" draw:marker-end-width="0.356cm" svg:stroke-linecap="round" draw:fill-color="#ffffff" draw:textarea-horizontal-align="justify" draw:textarea-vertical-align="middle" draw:auto-grow-height="false" fo:min-height="0.982cm" fo:min-width="1.552cm" fo:padding-top="0.176cm" fo:padding-bottom="0.176cm" fo:padding-left="0.301cm" fo:padding-right="0.301cm"/>
    </style:style>
    <style:style style:name="gr13" style:family="graphic" style:parent-style-name="standard">
      <style:graphic-properties draw:stroke="dash" draw:stroke-dash="Dot_20__28_Rounded_29_" svg:stroke-width="0.102cm" svg:stroke-color="#000000" draw:marker-start-width="0.356cm" draw:marker-end-width="0.356cm" svg:stroke-linecap="round" draw:fill-color="#ffffff" draw:textarea-horizontal-align="justify" draw:textarea-vertical-align="middle" draw:auto-grow-height="false" fo:min-height="0.982cm" fo:min-width="1.554cm" fo:padding-top="0.176cm" fo:padding-bottom="0.176cm" fo:padding-left="0.301cm" fo:padding-right="0.301cm"/>
    </style:style>
    <style:style style:name="gr14" style:family="graphic" style:parent-style-name="standard">
      <style:graphic-properties draw:stroke="dash" draw:stroke-dash="Dot_20__28_Rounded_29_" svg:stroke-width="0.102cm" svg:stroke-color="#000000" draw:marker-start-width="0.356cm" draw:marker-end-width="0.356cm" svg:stroke-linecap="round" draw:fill-color="#ffffff" draw:textarea-horizontal-align="justify" draw:textarea-vertical-align="middle" draw:auto-grow-height="false" fo:min-height="0.981cm" fo:min-width="1.554cm" fo:padding-top="0.176cm" fo:padding-bottom="0.176cm" fo:padding-left="0.301cm" fo:padding-right="0.301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Timing</text:span></text:p>
          </draw:text-box>
        </draw:frame>
        <draw:g>
          <draw:custom-shape draw:style-name="gr1" draw:text-style-name="P2" draw:layer="layout" svg:width="7.62cm" svg:height="4.998cm" svg:x="3.175cm" svg:y="3.2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565cm" svg:height="4.089cm" svg:x="3.81cm" svg:y="3.531cm">
            <draw:image xlink:href="Pictures/100000010000016300000236A04914C7E16C3608.png" xlink:type="simple" xlink:show="embed" xlink:actuate="onLoad" draw:mime-type="image/png">
              <text:p/>
            </draw:image>
          </draw:frame>
          <draw:frame draw:style-name="gr2" draw:text-style-name="P3" draw:layer="layout" svg:width="2.565cm" svg:height="4.089cm" svg:x="7.62cm" svg:y="3.531cm">
            <draw:image xlink:href="Pictures/100000010000016300000236A04914C7E16C3608.png" xlink:type="simple" xlink:show="embed" xlink:actuate="onLoad" draw:mime-type="image/png">
              <text:p/>
            </draw:image>
          </draw:frame>
        </draw:g>
        <draw:g>
          <draw:custom-shape draw:style-name="gr3" draw:text-style-name="P2" draw:layer="layout" svg:width="5.08cm" svg:height="4.998cm" svg:x="13.97cm" svg:y="3.2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54cm" svg:height="2.423cm" svg:x="14.604cm" svg:y="4.008cm">
            <draw:image xlink:href="Pictures/10000001000000D9000000CF74D1E9EFEC33E5C8.png" xlink:type="simple" xlink:show="embed" xlink:actuate="onLoad" draw:mime-type="image/png">
              <text:p/>
            </draw:image>
          </draw:frame>
        </draw:g>
        <draw:g>
          <draw:g>
            <draw:line draw:style-name="gr5" draw:text-style-name="P3" draw:layer="layout" svg:x1="11.43cm" svg:y1="3.81cm" svg:x2="13.335cm" svg:y2="3.81cm">
              <text:p/>
            </draw:line>
            <draw:line draw:style-name="gr5" draw:text-style-name="P3" draw:layer="layout" svg:x1="11.405cm" svg:y1="3.81cm" svg:x2="13.31cm" svg:y2="3.81cm">
              <text:p/>
            </draw:line>
            <draw:line draw:style-name="gr5" draw:text-style-name="P3" draw:layer="layout" svg:x1="13.334cm" svg:y1="4.445cm" svg:x2="11.429cm" svg:y2="4.445cm">
              <text:p/>
            </draw:line>
          </draw:g>
          <draw:g>
            <draw:line draw:style-name="gr5" draw:text-style-name="P3" draw:layer="layout" svg:x1="11.43cm" svg:y1="5.08cm" svg:x2="13.335cm" svg:y2="5.08cm">
              <text:p/>
            </draw:line>
            <draw:line draw:style-name="gr5" draw:text-style-name="P3" draw:layer="layout" svg:x1="11.405cm" svg:y1="5.08cm" svg:x2="13.31cm" svg:y2="5.08cm">
              <text:p/>
            </draw:line>
            <draw:line draw:style-name="gr5" draw:text-style-name="P3" draw:layer="layout" svg:x1="13.334cm" svg:y1="5.715cm" svg:x2="11.429cm" svg:y2="5.715cm">
              <text:p/>
            </draw:line>
          </draw:g>
          <draw:g>
            <draw:line draw:style-name="gr5" draw:text-style-name="P3" draw:layer="layout" svg:x1="11.43cm" svg:y1="6.35cm" svg:x2="13.335cm" svg:y2="6.35cm">
              <text:p/>
            </draw:line>
            <draw:line draw:style-name="gr5" draw:text-style-name="P3" draw:layer="layout" svg:x1="11.405cm" svg:y1="6.35cm" svg:x2="13.31cm" svg:y2="6.35cm">
              <text:p/>
            </draw:line>
            <draw:line draw:style-name="gr5" draw:text-style-name="P3" draw:layer="layout" svg:x1="13.334cm" svg:y1="6.985cm" svg:x2="11.429cm" svg:y2="6.985cm">
              <text:p/>
            </draw:line>
          </draw:g>
        </draw:g>
        <draw:g>
          <draw:custom-shape draw:style-name="gr6" draw:text-style-name="P2" draw:layer="layout" svg:width="4.445cm" svg:height="1.27cm" svg:x="5.08cm" svg:y="7.6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4.445cm" svg:height="0.962cm" svg:x="5.08cm" svg:y="7.928cm">
            <draw:text-box>
              <text:p>Config server</text:p>
            </draw:text-box>
          </draw:frame>
        </draw:g>
        <draw:g>
          <draw:custom-shape draw:style-name="gr6" draw:text-style-name="P2" draw:layer="layout" svg:width="4.445cm" svg:height="1.27cm" svg:x="5.08cm" svg:y="7.6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4.445cm" svg:height="0.962cm" svg:x="5.08cm" svg:y="7.928cm">
            <draw:text-box>
              <text:p>Config server</text:p>
            </draw:text-box>
          </draw:frame>
        </draw:g>
        <draw:g>
          <draw:custom-shape draw:style-name="gr6" draw:text-style-name="P2" draw:layer="layout" svg:width="4.445cm" svg:height="1.27cm" svg:x="5.08cm" svg:y="7.6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4.445cm" svg:height="0.962cm" svg:x="5.08cm" svg:y="7.928cm">
            <draw:text-box>
              <text:p>Config server</text:p>
            </draw:text-box>
          </draw:frame>
        </draw:g>
        <draw:g>
          <draw:custom-shape draw:style-name="gr8" draw:text-style-name="P2" draw:layer="layout" svg:width="3.81cm" svg:height="1.27cm" svg:x="14.605cm" svg:y="7.6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3.81cm" svg:height="0.962cm" svg:x="14.605cm" svg:y="7.928cm">
            <draw:text-box>
              <text:p>DB server</text:p>
            </draw:text-box>
          </draw:frame>
        </draw:g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Timing</text:span></text:p>
          </draw:text-box>
        </draw:frame>
        <draw:g>
          <draw:custom-shape draw:style-name="gr1" draw:text-style-name="P2" draw:layer="layout" svg:width="7.62cm" svg:height="4.998cm" svg:x="3.175cm" svg:y="3.8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565cm" svg:height="4.089cm" svg:x="3.81cm" svg:y="4.166cm">
            <draw:image xlink:href="Pictures/100000010000016300000236A04914C7E16C3608.png" xlink:type="simple" xlink:show="embed" xlink:actuate="onLoad" draw:mime-type="image/png">
              <text:p/>
            </draw:image>
          </draw:frame>
          <draw:frame draw:style-name="gr2" draw:text-style-name="P3" draw:layer="layout" svg:width="2.565cm" svg:height="4.089cm" svg:x="7.62cm" svg:y="4.166cm">
            <draw:image xlink:href="Pictures/100000010000016300000236A04914C7E16C3608.png" xlink:type="simple" xlink:show="embed" xlink:actuate="onLoad" draw:mime-type="image/png">
              <text:p/>
            </draw:image>
          </draw:frame>
        </draw:g>
        <draw:g>
          <draw:custom-shape draw:style-name="gr3" draw:text-style-name="P2" draw:layer="layout" svg:width="5.08cm" svg:height="4.998cm" svg:x="22.225cm" svg:y="3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54cm" svg:height="2.423cm" svg:x="22.859cm" svg:y="4.561cm">
            <draw:image xlink:href="Pictures/10000001000000D9000000CF74D1E9EFEC33E5C8.png" xlink:type="simple" xlink:show="embed" xlink:actuate="onLoad" draw:mime-type="image/png">
              <text:p/>
            </draw:image>
          </draw:frame>
        </draw:g>
        <draw:g>
          <draw:custom-shape draw:style-name="gr3" draw:text-style-name="P2" draw:layer="layout" svg:width="5.08cm" svg:height="4.998cm" svg:x="13.97cm" svg:y="3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3.034cm" svg:height="1.994cm" svg:x="14.605cm" svg:y="4.356cm">
            <draw:image xlink:href="Pictures/100000010000037100000243FA65DE3718B671E9.png" xlink:type="simple" xlink:show="embed" xlink:actuate="onLoad" draw:mime-type="image/png">
              <text:p/>
            </draw:image>
          </draw:frame>
        </draw:g>
        <draw:g>
          <draw:g>
            <draw:line draw:style-name="gr5" draw:text-style-name="P3" draw:layer="layout" svg:x1="11.43cm" svg:y1="5.08cm" svg:x2="13.335cm" svg:y2="5.08cm">
              <text:p/>
            </draw:line>
            <draw:line draw:style-name="gr5" draw:text-style-name="P3" draw:layer="layout" svg:x1="11.405cm" svg:y1="5.08cm" svg:x2="13.31cm" svg:y2="5.08cm">
              <text:p/>
            </draw:line>
            <draw:line draw:style-name="gr5" draw:text-style-name="P3" draw:layer="layout" svg:x1="13.334cm" svg:y1="5.715cm" svg:x2="11.429cm" svg:y2="5.715cm">
              <text:p/>
            </draw:line>
          </draw:g>
          <draw:g>
            <draw:line draw:style-name="gr5" draw:text-style-name="P3" draw:layer="layout" svg:x1="11.43cm" svg:y1="6.35cm" svg:x2="13.335cm" svg:y2="6.35cm">
              <text:p/>
            </draw:line>
            <draw:line draw:style-name="gr5" draw:text-style-name="P3" draw:layer="layout" svg:x1="11.405cm" svg:y1="6.35cm" svg:x2="13.31cm" svg:y2="6.35cm">
              <text:p/>
            </draw:line>
            <draw:line draw:style-name="gr5" draw:text-style-name="P3" draw:layer="layout" svg:x1="13.334cm" svg:y1="6.985cm" svg:x2="11.429cm" svg:y2="6.985cm">
              <text:p/>
            </draw:line>
          </draw:g>
          <draw:g>
            <draw:line draw:style-name="gr5" draw:text-style-name="P3" draw:layer="layout" svg:x1="11.43cm" svg:y1="7.62cm" svg:x2="13.335cm" svg:y2="7.62cm">
              <text:p/>
            </draw:line>
            <draw:line draw:style-name="gr5" draw:text-style-name="P3" draw:layer="layout" svg:x1="11.405cm" svg:y1="7.62cm" svg:x2="13.31cm" svg:y2="7.62cm">
              <text:p/>
            </draw:line>
            <draw:line draw:style-name="gr5" draw:text-style-name="P3" draw:layer="layout" svg:x1="13.334cm" svg:y1="8.255cm" svg:x2="11.429cm" svg:y2="8.255cm">
              <text:p/>
            </draw:line>
          </draw:g>
        </draw:g>
        <draw:g>
          <draw:custom-shape draw:style-name="gr10" draw:text-style-name="P4" draw:layer="layout" svg:width="1.905cm" svg:height="1.016cm" svg:x="19.684cm" svg:y="6.604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" draw:text-style-name="P3" draw:layer="layout" svg:x1="19.685cm" svg:y1="5.715cm" svg:x2="21.59cm" svg:y2="5.715cm">
            <text:p/>
          </draw:line>
        </draw:g>
        <draw:g>
          <draw:custom-shape draw:style-name="gr6" draw:text-style-name="P2" draw:layer="layout" svg:width="4.445cm" svg:height="1.27cm" svg:x="5.08cm" svg:y="7.92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4.445cm" svg:height="0.962cm" svg:x="5.08cm" svg:y="8.236cm">
            <draw:text-box>
              <text:p>Config server</text:p>
            </draw:text-box>
          </draw:frame>
        </draw:g>
        <draw:g>
          <draw:custom-shape draw:style-name="gr8" draw:text-style-name="P2" draw:layer="layout" svg:width="3.81cm" svg:height="1.27cm" svg:x="22.86cm" svg:y="8.25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3.81cm" svg:height="0.962cm" svg:x="22.86cm" svg:y="8.563cm">
            <draw:text-box>
              <text:p>DB server</text:p>
            </draw:text-box>
          </draw:frame>
        </draw:g>
        <draw:g>
          <draw:custom-shape draw:style-name="gr8" draw:text-style-name="P2" draw:layer="layout" svg:width="3.81cm" svg:height="1.27cm" svg:x="14.478cm" svg:y="8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5" draw:layer="layout" svg:width="4.445cm" svg:height="0.962cm" svg:x="14.478cm" svg:y="8.255cm">
            <draw:text-box>
              <text:p>Cache server</text:p>
            </draw:text-box>
          </draw:frame>
        </draw:g>
        <presentation:notes draw:style-name="dp1">
          <draw:page-thumbnail draw:style-name="gr9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Timing</text:span></text:p>
          </draw:text-box>
        </draw:frame>
        <draw:g>
          <draw:g>
            <draw:custom-shape draw:style-name="gr1" draw:text-style-name="P2" draw:layer="layout" svg:width="7.62cm" svg:height="4.998cm" svg:x="3.175cm" svg:y="3.8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3" draw:layer="layout" svg:width="2.565cm" svg:height="4.089cm" svg:x="3.81cm" svg:y="4.166cm">
              <draw:image xlink:href="Pictures/100000010000016300000236A04914C7E16C3608.png" xlink:type="simple" xlink:show="embed" xlink:actuate="onLoad" draw:mime-type="image/png">
                <text:p/>
              </draw:image>
            </draw:frame>
            <draw:frame draw:style-name="gr2" draw:text-style-name="P3" draw:layer="layout" svg:width="2.565cm" svg:height="4.089cm" svg:x="7.62cm" svg:y="4.166cm">
              <draw:image xlink:href="Pictures/100000010000016300000236A04914C7E16C3608.png" xlink:type="simple" xlink:show="embed" xlink:actuate="onLoad" draw:mime-type="image/png">
                <text:p/>
              </draw:image>
            </draw:frame>
          </draw:g>
          <draw:g>
            <draw:custom-shape draw:style-name="gr3" draw:text-style-name="P2" draw:layer="layout" svg:width="5.08cm" svg:height="4.998cm" svg:x="22.225cm" svg:y="3.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2.54cm" svg:height="2.423cm" svg:x="22.859cm" svg:y="4.561cm">
              <draw:image xlink:href="Pictures/10000001000000D9000000CF74D1E9EFEC33E5C8.png" xlink:type="simple" xlink:show="embed" xlink:actuate="onLoad" draw:mime-type="image/png">
                <text:p/>
              </draw:image>
            </draw:frame>
          </draw:g>
          <draw:g>
            <draw:custom-shape draw:style-name="gr3" draw:text-style-name="P2" draw:layer="layout" svg:width="5.08cm" svg:height="4.998cm" svg:x="13.97cm" svg:y="3.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3.034cm" svg:height="1.994cm" svg:x="14.605cm" svg:y="4.356cm">
              <draw:image xlink:href="Pictures/100000010000037100000243FA65DE3718B671E9.png" xlink:type="simple" xlink:show="embed" xlink:actuate="onLoad" draw:mime-type="image/png">
                <text:p/>
              </draw:image>
            </draw:frame>
          </draw:g>
          <draw:g>
            <draw:g>
              <draw:line draw:style-name="gr5" draw:text-style-name="P3" draw:layer="layout" svg:x1="11.43cm" svg:y1="5.08cm" svg:x2="13.335cm" svg:y2="5.08cm">
                <text:p/>
              </draw:line>
              <draw:line draw:style-name="gr5" draw:text-style-name="P3" draw:layer="layout" svg:x1="11.405cm" svg:y1="5.08cm" svg:x2="13.31cm" svg:y2="5.08cm">
                <text:p/>
              </draw:line>
              <draw:line draw:style-name="gr5" draw:text-style-name="P3" draw:layer="layout" svg:x1="13.334cm" svg:y1="5.715cm" svg:x2="11.429cm" svg:y2="5.715cm">
                <text:p/>
              </draw:line>
            </draw:g>
            <draw:g>
              <draw:line draw:style-name="gr5" draw:text-style-name="P3" draw:layer="layout" svg:x1="11.43cm" svg:y1="6.35cm" svg:x2="13.335cm" svg:y2="6.35cm">
                <text:p/>
              </draw:line>
              <draw:line draw:style-name="gr5" draw:text-style-name="P3" draw:layer="layout" svg:x1="11.405cm" svg:y1="6.35cm" svg:x2="13.31cm" svg:y2="6.35cm">
                <text:p/>
              </draw:line>
              <draw:line draw:style-name="gr5" draw:text-style-name="P3" draw:layer="layout" svg:x1="13.334cm" svg:y1="6.985cm" svg:x2="11.429cm" svg:y2="6.985cm">
                <text:p/>
              </draw:line>
            </draw:g>
            <draw:g>
              <draw:line draw:style-name="gr5" draw:text-style-name="P3" draw:layer="layout" svg:x1="11.43cm" svg:y1="7.62cm" svg:x2="13.335cm" svg:y2="7.62cm">
                <text:p/>
              </draw:line>
              <draw:line draw:style-name="gr5" draw:text-style-name="P3" draw:layer="layout" svg:x1="11.405cm" svg:y1="7.62cm" svg:x2="13.31cm" svg:y2="7.62cm">
                <text:p/>
              </draw:line>
              <draw:line draw:style-name="gr5" draw:text-style-name="P3" draw:layer="layout" svg:x1="13.334cm" svg:y1="8.255cm" svg:x2="11.429cm" svg:y2="8.255cm">
                <text:p/>
              </draw:line>
            </draw:g>
          </draw:g>
          <draw:g>
            <draw:custom-shape draw:style-name="gr10" draw:text-style-name="P4" draw:layer="layout" svg:width="1.905cm" svg:height="1.016cm" svg:x="19.684cm" svg:y="6.604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line draw:style-name="gr5" draw:text-style-name="P3" draw:layer="layout" svg:x1="19.685cm" svg:y1="5.715cm" svg:x2="21.59cm" svg:y2="5.715cm">
              <text:p/>
            </draw:line>
          </draw:g>
        </draw:g>
        <draw:g>
          <draw:custom-shape draw:style-name="gr1" draw:text-style-name="P2" draw:layer="layout" svg:width="7.62cm" svg:height="4.998cm" svg:x="3.175cm" svg:y="9.6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565cm" svg:height="4.089cm" svg:x="3.81cm" svg:y="9.881cm">
            <draw:image xlink:href="Pictures/100000010000016300000236A04914C7E16C3608.png" xlink:type="simple" xlink:show="embed" xlink:actuate="onLoad" draw:mime-type="image/png">
              <text:p/>
            </draw:image>
          </draw:frame>
          <draw:frame draw:style-name="gr2" draw:text-style-name="P3" draw:layer="layout" svg:width="2.565cm" svg:height="4.089cm" svg:x="7.62cm" svg:y="9.881cm">
            <draw:image xlink:href="Pictures/100000010000016300000236A04914C7E16C3608.png" xlink:type="simple" xlink:show="embed" xlink:actuate="onLoad" draw:mime-type="image/png">
              <text:p/>
            </draw:image>
          </draw:frame>
        </draw:g>
        <draw:g>
          <draw:custom-shape draw:style-name="gr3" draw:text-style-name="P2" draw:layer="layout" svg:width="5.08cm" svg:height="4.998cm" svg:x="22.225cm" svg:y="9.5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54cm" svg:height="2.423cm" svg:x="22.859cm" svg:y="10.276cm">
            <draw:image xlink:href="Pictures/10000001000000D9000000CF74D1E9EFEC33E5C8.png" xlink:type="simple" xlink:show="embed" xlink:actuate="onLoad" draw:mime-type="image/png">
              <text:p/>
            </draw:image>
          </draw:frame>
        </draw:g>
        <draw:g>
          <draw:custom-shape draw:style-name="gr3" draw:text-style-name="P2" draw:layer="layout" svg:width="5.08cm" svg:height="4.998cm" svg:x="13.97cm" svg:y="9.5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3.034cm" svg:height="1.994cm" svg:x="14.605cm" svg:y="10.071cm">
            <draw:image xlink:href="Pictures/100000010000037100000243FA65DE3718B671E9.png" xlink:type="simple" xlink:show="embed" xlink:actuate="onLoad" draw:mime-type="image/png">
              <text:p/>
            </draw:image>
          </draw:frame>
        </draw:g>
        <draw:g>
          <draw:line draw:style-name="gr5" draw:text-style-name="P3" draw:layer="layout" svg:x1="11.43cm" svg:y1="10.795cm" svg:x2="13.335cm" svg:y2="10.795cm">
            <text:p/>
          </draw:line>
          <draw:line draw:style-name="gr5" draw:text-style-name="P3" draw:layer="layout" svg:x1="11.405cm" svg:y1="10.795cm" svg:x2="13.31cm" svg:y2="10.795cm">
            <text:p/>
          </draw:line>
          <draw:line draw:style-name="gr5" draw:text-style-name="P3" draw:layer="layout" svg:x1="13.334cm" svg:y1="11.43cm" svg:x2="11.429cm" svg:y2="11.43cm">
            <text:p/>
          </draw:line>
        </draw:g>
        <draw:g>
          <draw:line draw:style-name="gr5" draw:text-style-name="P3" draw:layer="layout" svg:x1="11.43cm" svg:y1="12.065cm" svg:x2="13.335cm" svg:y2="12.065cm">
            <text:p/>
          </draw:line>
          <draw:line draw:style-name="gr5" draw:text-style-name="P3" draw:layer="layout" svg:x1="11.405cm" svg:y1="12.065cm" svg:x2="13.31cm" svg:y2="12.065cm">
            <text:p/>
          </draw:line>
          <draw:line draw:style-name="gr5" draw:text-style-name="P3" draw:layer="layout" svg:x1="13.334cm" svg:y1="12.7cm" svg:x2="11.429cm" svg:y2="12.7cm">
            <text:p/>
          </draw:line>
        </draw:g>
        <draw:g>
          <draw:line draw:style-name="gr5" draw:text-style-name="P3" draw:layer="layout" svg:x1="11.43cm" svg:y1="13.335cm" svg:x2="13.335cm" svg:y2="13.335cm">
            <text:p/>
          </draw:line>
          <draw:line draw:style-name="gr5" draw:text-style-name="P3" draw:layer="layout" svg:x1="11.405cm" svg:y1="13.335cm" svg:x2="13.31cm" svg:y2="13.335cm">
            <text:p/>
          </draw:line>
          <draw:line draw:style-name="gr5" draw:text-style-name="P3" draw:layer="layout" svg:x1="13.334cm" svg:y1="13.97cm" svg:x2="11.429cm" svg:y2="13.97cm">
            <text:p/>
          </draw:line>
        </draw:g>
        <draw:g>
          <draw:g>
            <draw:line draw:style-name="gr5" draw:text-style-name="P3" draw:layer="layout" svg:x1="19.71cm" svg:y1="10.16cm" svg:x2="21.615cm" svg:y2="10.16cm">
              <text:p/>
            </draw:line>
            <draw:line draw:style-name="gr5" draw:text-style-name="P3" draw:layer="layout" svg:x1="19.685cm" svg:y1="10.16cm" svg:x2="21.59cm" svg:y2="10.16cm">
              <text:p/>
            </draw:line>
            <draw:line draw:style-name="gr5" draw:text-style-name="P3" draw:layer="layout" svg:x1="21.614cm" svg:y1="10.795cm" svg:x2="19.709cm" svg:y2="10.795cm">
              <text:p/>
            </draw:line>
          </draw:g>
          <draw:g>
            <draw:line draw:style-name="gr5" draw:text-style-name="P3" draw:layer="layout" svg:x1="19.71cm" svg:y1="11.43cm" svg:x2="21.615cm" svg:y2="11.43cm">
              <text:p/>
            </draw:line>
            <draw:line draw:style-name="gr5" draw:text-style-name="P3" draw:layer="layout" svg:x1="19.685cm" svg:y1="11.43cm" svg:x2="21.59cm" svg:y2="11.43cm">
              <text:p/>
            </draw:line>
            <draw:line draw:style-name="gr5" draw:text-style-name="P3" draw:layer="layout" svg:x1="21.614cm" svg:y1="12.065cm" svg:x2="19.709cm" svg:y2="12.065cm">
              <text:p/>
            </draw:line>
          </draw:g>
          <draw:g>
            <draw:line draw:style-name="gr5" draw:text-style-name="P3" draw:layer="layout" svg:x1="19.71cm" svg:y1="12.7cm" svg:x2="21.615cm" svg:y2="12.7cm">
              <text:p/>
            </draw:line>
            <draw:line draw:style-name="gr5" draw:text-style-name="P3" draw:layer="layout" svg:x1="19.685cm" svg:y1="12.7cm" svg:x2="21.59cm" svg:y2="12.7cm">
              <text:p/>
            </draw:line>
            <draw:line draw:style-name="gr5" draw:text-style-name="P3" draw:layer="layout" svg:x1="21.614cm" svg:y1="13.335cm" svg:x2="19.709cm" svg:y2="13.335cm">
              <text:p/>
            </draw:line>
          </draw:g>
        </draw:g>
        <draw:g>
          <draw:custom-shape draw:style-name="gr6" draw:text-style-name="P2" draw:layer="layout" svg:width="4.445cm" svg:height="1.27cm" svg:x="5.08cm" svg:y="7.92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4.445cm" svg:height="0.962cm" svg:x="5.08cm" svg:y="8.236cm">
            <draw:text-box>
              <text:p>Config server</text:p>
            </draw:text-box>
          </draw:frame>
        </draw:g>
        <draw:g>
          <draw:custom-shape draw:style-name="gr6" draw:text-style-name="P2" draw:layer="layout" svg:width="4.445cm" svg:height="1.27cm" svg:x="5.08cm" svg:y="13.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4.445cm" svg:height="0.962cm" svg:x="5.08cm" svg:y="14.278cm">
            <draw:text-box>
              <text:p>Config server</text:p>
            </draw:text-box>
          </draw:frame>
        </draw:g>
        <draw:g>
          <draw:custom-shape draw:style-name="gr8" draw:text-style-name="P2" draw:layer="layout" svg:width="3.81cm" svg:height="1.27cm" svg:x="22.86cm" svg:y="7.92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3.81cm" svg:height="0.962cm" svg:x="22.86cm" svg:y="8.236cm">
            <draw:text-box>
              <text:p>DB server</text:p>
            </draw:text-box>
          </draw:frame>
        </draw:g>
        <draw:g>
          <draw:custom-shape draw:style-name="gr8" draw:text-style-name="P2" draw:layer="layout" svg:width="3.81cm" svg:height="1.27cm" svg:x="22.86cm" svg:y="13.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3.81cm" svg:height="0.962cm" svg:x="22.86cm" svg:y="14.278cm">
            <draw:text-box>
              <text:p>DB server</text:p>
            </draw:text-box>
          </draw:frame>
        </draw:g>
        <draw:g>
          <draw:custom-shape draw:style-name="gr8" draw:text-style-name="P2" draw:layer="layout" svg:width="3.81cm" svg:height="1.27cm" svg:x="14.478cm" svg:y="8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5" draw:layer="layout" svg:width="4.445cm" svg:height="0.962cm" svg:x="14.478cm" svg:y="8.255cm">
            <draw:text-box>
              <text:p>Cache server</text:p>
            </draw:text-box>
          </draw:frame>
        </draw:g>
        <draw:g>
          <draw:custom-shape draw:style-name="gr8" draw:text-style-name="P2" draw:layer="layout" svg:width="3.81cm" svg:height="1.27cm" svg:x="14.605cm" svg:y="13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5" draw:layer="layout" svg:width="4.445cm" svg:height="0.962cm" svg:x="14.605cm" svg:y="13.97cm">
            <draw:text-box>
              <text:p>Cache server</text:p>
            </draw:text-box>
          </draw:frame>
        </draw:g>
        <presentation:notes draw:style-name="dp1">
          <draw:page-thumbnail draw:style-name="gr9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Timing</text:span></text:p>
          </draw:text-box>
        </draw:frame>
        <draw:g>
          <draw:custom-shape draw:style-name="gr3" draw:text-style-name="P2" draw:layer="layout" svg:width="5.08cm" svg:height="4.998cm" svg:x="22.225cm" svg:y="3.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54cm" svg:height="2.423cm" svg:x="22.859cm" svg:y="4.561cm">
            <draw:image xlink:href="Pictures/10000001000000D9000000CF74D1E9EFEC33E5C8.png" xlink:type="simple" xlink:show="embed" xlink:actuate="onLoad" draw:mime-type="image/png">
              <text:p/>
            </draw:image>
          </draw:frame>
        </draw:g>
        <draw:g>
          <draw:custom-shape draw:style-name="gr3" draw:text-style-name="P2" draw:layer="layout" svg:width="5.08cm" svg:height="4.998cm" svg:x="13.97cm" svg:y="3.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3.034cm" svg:height="1.994cm" svg:x="14.605cm" svg:y="4.356cm">
            <draw:image xlink:href="Pictures/100000010000037100000243FA65DE3718B671E9.png" xlink:type="simple" xlink:show="embed" xlink:actuate="onLoad" draw:mime-type="image/png">
              <text:p/>
            </draw:image>
          </draw:frame>
        </draw:g>
        <draw:g>
          <draw:g>
            <draw:line draw:style-name="gr5" draw:text-style-name="P3" draw:layer="layout" svg:x1="11.43cm" svg:y1="5.08cm" svg:x2="13.335cm" svg:y2="5.08cm">
              <text:p/>
            </draw:line>
            <draw:line draw:style-name="gr5" draw:text-style-name="P3" draw:layer="layout" svg:x1="11.405cm" svg:y1="5.08cm" svg:x2="13.31cm" svg:y2="5.08cm">
              <text:p/>
            </draw:line>
            <draw:line draw:style-name="gr5" draw:text-style-name="P3" draw:layer="layout" svg:x1="13.334cm" svg:y1="5.715cm" svg:x2="11.429cm" svg:y2="5.715cm">
              <text:p/>
            </draw:line>
          </draw:g>
          <draw:g>
            <draw:line draw:style-name="gr5" draw:text-style-name="P3" draw:layer="layout" svg:x1="11.43cm" svg:y1="6.35cm" svg:x2="13.335cm" svg:y2="6.35cm">
              <text:p/>
            </draw:line>
            <draw:line draw:style-name="gr5" draw:text-style-name="P3" draw:layer="layout" svg:x1="11.405cm" svg:y1="6.35cm" svg:x2="13.31cm" svg:y2="6.35cm">
              <text:p/>
            </draw:line>
            <draw:line draw:style-name="gr5" draw:text-style-name="P3" draw:layer="layout" svg:x1="13.334cm" svg:y1="6.985cm" svg:x2="11.429cm" svg:y2="6.985cm">
              <text:p/>
            </draw:line>
          </draw:g>
          <draw:g>
            <draw:line draw:style-name="gr5" draw:text-style-name="P3" draw:layer="layout" svg:x1="11.43cm" svg:y1="7.62cm" svg:x2="13.335cm" svg:y2="7.62cm">
              <text:p/>
            </draw:line>
            <draw:line draw:style-name="gr5" draw:text-style-name="P3" draw:layer="layout" svg:x1="11.405cm" svg:y1="7.62cm" svg:x2="13.31cm" svg:y2="7.62cm">
              <text:p/>
            </draw:line>
            <draw:line draw:style-name="gr5" draw:text-style-name="P3" draw:layer="layout" svg:x1="13.334cm" svg:y1="8.255cm" svg:x2="11.429cm" svg:y2="8.255cm">
              <text:p/>
            </draw:line>
          </draw:g>
        </draw:g>
        <draw:g>
          <draw:custom-shape draw:style-name="gr10" draw:text-style-name="P4" draw:layer="layout" svg:width="1.905cm" svg:height="1.016cm" svg:x="19.684cm" svg:y="6.604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" draw:text-style-name="P3" draw:layer="layout" svg:x1="19.685cm" svg:y1="5.715cm" svg:x2="21.59cm" svg:y2="5.715cm">
            <text:p/>
          </draw:line>
        </draw:g>
        <draw:g>
          <draw:custom-shape draw:style-name="gr3" draw:text-style-name="P2" draw:layer="layout" svg:width="5.08cm" svg:height="4.998cm" svg:x="22.225cm" svg:y="9.5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54cm" svg:height="2.423cm" svg:x="22.859cm" svg:y="10.276cm">
            <draw:image xlink:href="Pictures/10000001000000D9000000CF74D1E9EFEC33E5C8.png" xlink:type="simple" xlink:show="embed" xlink:actuate="onLoad" draw:mime-type="image/png">
              <text:p/>
            </draw:image>
          </draw:frame>
        </draw:g>
        <draw:g>
          <draw:custom-shape draw:style-name="gr3" draw:text-style-name="P2" draw:layer="layout" svg:width="5.08cm" svg:height="4.998cm" svg:x="13.97cm" svg:y="9.5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3.034cm" svg:height="1.994cm" svg:x="14.605cm" svg:y="10.071cm">
            <draw:image xlink:href="Pictures/100000010000037100000243FA65DE3718B671E9.png" xlink:type="simple" xlink:show="embed" xlink:actuate="onLoad" draw:mime-type="image/png">
              <text:p/>
            </draw:image>
          </draw:frame>
        </draw:g>
        <draw:g>
          <draw:line draw:style-name="gr5" draw:text-style-name="P3" draw:layer="layout" svg:x1="11.43cm" svg:y1="10.795cm" svg:x2="13.335cm" svg:y2="10.795cm">
            <text:p/>
          </draw:line>
          <draw:line draw:style-name="gr5" draw:text-style-name="P3" draw:layer="layout" svg:x1="11.405cm" svg:y1="10.795cm" svg:x2="13.31cm" svg:y2="10.795cm">
            <text:p/>
          </draw:line>
          <draw:line draw:style-name="gr5" draw:text-style-name="P3" draw:layer="layout" svg:x1="13.334cm" svg:y1="11.43cm" svg:x2="11.429cm" svg:y2="11.43cm">
            <text:p/>
          </draw:line>
        </draw:g>
        <draw:g>
          <draw:line draw:style-name="gr5" draw:text-style-name="P3" draw:layer="layout" svg:x1="11.43cm" svg:y1="12.065cm" svg:x2="13.335cm" svg:y2="12.065cm">
            <text:p/>
          </draw:line>
          <draw:line draw:style-name="gr5" draw:text-style-name="P3" draw:layer="layout" svg:x1="11.405cm" svg:y1="12.065cm" svg:x2="13.31cm" svg:y2="12.065cm">
            <text:p/>
          </draw:line>
          <draw:line draw:style-name="gr5" draw:text-style-name="P3" draw:layer="layout" svg:x1="13.334cm" svg:y1="12.7cm" svg:x2="11.429cm" svg:y2="12.7cm">
            <text:p/>
          </draw:line>
        </draw:g>
        <draw:g>
          <draw:line draw:style-name="gr5" draw:text-style-name="P3" draw:layer="layout" svg:x1="11.43cm" svg:y1="13.335cm" svg:x2="13.335cm" svg:y2="13.335cm">
            <text:p/>
          </draw:line>
          <draw:line draw:style-name="gr5" draw:text-style-name="P3" draw:layer="layout" svg:x1="11.405cm" svg:y1="13.335cm" svg:x2="13.31cm" svg:y2="13.335cm">
            <text:p/>
          </draw:line>
          <draw:line draw:style-name="gr5" draw:text-style-name="P3" draw:layer="layout" svg:x1="13.334cm" svg:y1="13.97cm" svg:x2="11.429cm" svg:y2="13.97cm">
            <text:p/>
          </draw:line>
        </draw:g>
        <draw:g>
          <draw:g>
            <draw:custom-shape draw:style-name="gr11" draw:text-style-name="P2" draw:layer="layout" svg:width="5.715cm" svg:height="4.752cm" svg:x="4.445cm" svg:y="4.32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4.177cm" svg:height="0.944cm" svg:x="4.965cm" svg:y="4.822cm">
              <draw:image xlink:href="Pictures/10000001000003A9000000E41BD23D3502B0057E.png" xlink:type="simple" xlink:show="embed" xlink:actuate="onLoad" draw:mime-type="image/png">
                <text:p/>
              </draw:image>
            </draw:frame>
          </draw:g>
          <draw:g>
            <draw:custom-shape draw:style-name="gr12" draw:text-style-name="P2" draw:layer="layout" svg:width="2.298cm" svg:height="1.478cm" svg:x="5.215cm" svg:y="6.14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3" draw:layer="layout" svg:width="0.773cm" svg:height="1.209cm" svg:x="5.407cm" svg:y="6.225cm">
              <draw:image xlink:href="Pictures/100000010000016300000236A04914C7E16C3608.png" xlink:type="simple" xlink:show="embed" xlink:actuate="onLoad" draw:mime-type="image/png">
                <text:p/>
              </draw:image>
            </draw:frame>
            <draw:frame draw:style-name="gr2" draw:text-style-name="P3" draw:layer="layout" svg:width="0.774cm" svg:height="1.209cm" svg:x="6.556cm" svg:y="6.225cm">
              <draw:image xlink:href="Pictures/100000010000016300000236A04914C7E16C3608.png" xlink:type="simple" xlink:show="embed" xlink:actuate="onLoad" draw:mime-type="image/png">
                <text:p/>
              </draw:image>
            </draw:frame>
          </draw:g>
          <draw:g>
            <draw:custom-shape draw:style-name="gr13" draw:text-style-name="P2" draw:layer="layout" svg:width="2.3cm" svg:height="1.478cm" svg:x="5.597cm" svg:y="6.8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3" draw:layer="layout" svg:width="0.773cm" svg:height="1.209cm" svg:x="5.789cm" svg:y="6.931cm">
              <draw:image xlink:href="Pictures/100000010000016300000236A04914C7E16C3608.png" xlink:type="simple" xlink:show="embed" xlink:actuate="onLoad" draw:mime-type="image/png">
                <text:p/>
              </draw:image>
            </draw:frame>
            <draw:frame draw:style-name="gr2" draw:text-style-name="P3" draw:layer="layout" svg:width="0.773cm" svg:height="1.209cm" svg:x="6.939cm" svg:y="6.931cm">
              <draw:image xlink:href="Pictures/100000010000016300000236A04914C7E16C3608.png" xlink:type="simple" xlink:show="embed" xlink:actuate="onLoad" draw:mime-type="image/png">
                <text:p/>
              </draw:image>
            </draw:frame>
          </draw:g>
          <draw:g>
            <draw:custom-shape draw:style-name="gr12" draw:text-style-name="P2" draw:layer="layout" svg:width="2.298cm" svg:height="1.478cm" svg:x="5.981cm" svg:y="7.63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3" draw:layer="layout" svg:width="0.774cm" svg:height="1.209cm" svg:x="6.172cm" svg:y="7.715cm">
              <draw:image xlink:href="Pictures/100000010000016300000236A04914C7E16C3608.png" xlink:type="simple" xlink:show="embed" xlink:actuate="onLoad" draw:mime-type="image/png">
                <text:p/>
              </draw:image>
            </draw:frame>
            <draw:frame draw:style-name="gr2" draw:text-style-name="P3" draw:layer="layout" svg:width="0.773cm" svg:height="1.209cm" svg:x="7.322cm" svg:y="7.715cm">
              <draw:image xlink:href="Pictures/100000010000016300000236A04914C7E16C3608.png" xlink:type="simple" xlink:show="embed" xlink:actuate="onLoad" draw:mime-type="image/png">
                <text:p/>
              </draw:image>
            </draw:frame>
          </draw:g>
          <draw:g>
            <draw:custom-shape draw:style-name="gr14" draw:text-style-name="P2" draw:layer="layout" svg:width="2.3cm" svg:height="1.477cm" svg:x="6.562cm" svg:y="8.1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3" draw:layer="layout" svg:width="0.773cm" svg:height="1.209cm" svg:x="6.755cm" svg:y="8.221cm">
              <draw:image xlink:href="Pictures/100000010000016300000236A04914C7E16C3608.png" xlink:type="simple" xlink:show="embed" xlink:actuate="onLoad" draw:mime-type="image/png">
                <text:p/>
              </draw:image>
            </draw:frame>
            <draw:frame draw:style-name="gr2" draw:text-style-name="P3" draw:layer="layout" svg:width="0.773cm" svg:height="1.209cm" svg:x="7.904cm" svg:y="8.221cm">
              <draw:image xlink:href="Pictures/100000010000016300000236A04914C7E16C3608.png" xlink:type="simple" xlink:show="embed" xlink:actuate="onLoad" draw:mime-type="image/png">
                <text:p/>
              </draw:image>
            </draw:frame>
          </draw:g>
        </draw:g>
        <draw:g>
          <draw:g>
            <draw:custom-shape draw:style-name="gr11" draw:text-style-name="P2" draw:layer="layout" svg:width="5.715cm" svg:height="4.752cm" svg:x="4.445cm" svg:y="10.1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4.177cm" svg:height="0.944cm" svg:x="4.965cm" svg:y="10.66cm">
              <draw:image xlink:href="Pictures/10000001000003A9000000E41BD23D3502B0057E.png" xlink:type="simple" xlink:show="embed" xlink:actuate="onLoad" draw:mime-type="image/png">
                <text:p/>
              </draw:image>
            </draw:frame>
          </draw:g>
          <draw:g>
            <draw:custom-shape draw:style-name="gr12" draw:text-style-name="P2" draw:layer="layout" svg:width="2.298cm" svg:height="1.478cm" svg:x="5.215cm" svg:y="11.98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3" draw:layer="layout" svg:width="0.773cm" svg:height="1.209cm" svg:x="5.407cm" svg:y="12.063cm">
              <draw:image xlink:href="Pictures/100000010000016300000236A04914C7E16C3608.png" xlink:type="simple" xlink:show="embed" xlink:actuate="onLoad" draw:mime-type="image/png">
                <text:p/>
              </draw:image>
            </draw:frame>
            <draw:frame draw:style-name="gr2" draw:text-style-name="P3" draw:layer="layout" svg:width="0.774cm" svg:height="1.209cm" svg:x="6.556cm" svg:y="12.063cm">
              <draw:image xlink:href="Pictures/100000010000016300000236A04914C7E16C3608.png" xlink:type="simple" xlink:show="embed" xlink:actuate="onLoad" draw:mime-type="image/png">
                <text:p/>
              </draw:image>
            </draw:frame>
          </draw:g>
          <draw:g>
            <draw:custom-shape draw:style-name="gr13" draw:text-style-name="P2" draw:layer="layout" svg:width="2.3cm" svg:height="1.478cm" svg:x="5.597cm" svg:y="12.68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3" draw:layer="layout" svg:width="0.773cm" svg:height="1.209cm" svg:x="5.789cm" svg:y="12.769cm">
              <draw:image xlink:href="Pictures/100000010000016300000236A04914C7E16C3608.png" xlink:type="simple" xlink:show="embed" xlink:actuate="onLoad" draw:mime-type="image/png">
                <text:p/>
              </draw:image>
            </draw:frame>
            <draw:frame draw:style-name="gr2" draw:text-style-name="P3" draw:layer="layout" svg:width="0.773cm" svg:height="1.209cm" svg:x="6.939cm" svg:y="12.769cm">
              <draw:image xlink:href="Pictures/100000010000016300000236A04914C7E16C3608.png" xlink:type="simple" xlink:show="embed" xlink:actuate="onLoad" draw:mime-type="image/png">
                <text:p/>
              </draw:image>
            </draw:frame>
          </draw:g>
          <draw:g>
            <draw:custom-shape draw:style-name="gr12" draw:text-style-name="P2" draw:layer="layout" svg:width="2.298cm" svg:height="1.478cm" svg:x="5.981cm" svg:y="13.47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3" draw:layer="layout" svg:width="0.774cm" svg:height="1.209cm" svg:x="6.172cm" svg:y="13.553cm">
              <draw:image xlink:href="Pictures/100000010000016300000236A04914C7E16C3608.png" xlink:type="simple" xlink:show="embed" xlink:actuate="onLoad" draw:mime-type="image/png">
                <text:p/>
              </draw:image>
            </draw:frame>
            <draw:frame draw:style-name="gr2" draw:text-style-name="P3" draw:layer="layout" svg:width="0.773cm" svg:height="1.209cm" svg:x="7.322cm" svg:y="13.553cm">
              <draw:image xlink:href="Pictures/100000010000016300000236A04914C7E16C3608.png" xlink:type="simple" xlink:show="embed" xlink:actuate="onLoad" draw:mime-type="image/png">
                <text:p/>
              </draw:image>
            </draw:frame>
          </draw:g>
          <draw:g>
            <draw:custom-shape draw:style-name="gr14" draw:text-style-name="P2" draw:layer="layout" svg:width="2.3cm" svg:height="1.477cm" svg:x="6.562cm" svg:y="13.97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3" draw:layer="layout" svg:width="0.773cm" svg:height="1.209cm" svg:x="6.755cm" svg:y="14.059cm">
              <draw:image xlink:href="Pictures/100000010000016300000236A04914C7E16C3608.png" xlink:type="simple" xlink:show="embed" xlink:actuate="onLoad" draw:mime-type="image/png">
                <text:p/>
              </draw:image>
            </draw:frame>
            <draw:frame draw:style-name="gr2" draw:text-style-name="P3" draw:layer="layout" svg:width="0.773cm" svg:height="1.209cm" svg:x="7.904cm" svg:y="14.059cm">
              <draw:image xlink:href="Pictures/100000010000016300000236A04914C7E16C3608.png" xlink:type="simple" xlink:show="embed" xlink:actuate="onLoad" draw:mime-type="image/png">
                <text:p/>
              </draw:image>
            </draw:frame>
          </draw:g>
        </draw:g>
        <draw:g>
          <draw:g>
            <draw:line draw:style-name="gr5" draw:text-style-name="P3" draw:layer="layout" svg:x1="11.43cm" svg:y1="5.081cm" svg:x2="13.335cm" svg:y2="5.081cm">
              <text:p/>
            </draw:line>
            <draw:line draw:style-name="gr5" draw:text-style-name="P3" draw:layer="layout" svg:x1="11.405cm" svg:y1="5.081cm" svg:x2="13.31cm" svg:y2="5.081cm">
              <text:p/>
            </draw:line>
            <draw:line draw:style-name="gr5" draw:text-style-name="P3" draw:layer="layout" svg:x1="13.334cm" svg:y1="5.716cm" svg:x2="11.429cm" svg:y2="5.716cm">
              <text:p/>
            </draw:line>
          </draw:g>
          <draw:g>
            <draw:line draw:style-name="gr5" draw:text-style-name="P3" draw:layer="layout" svg:x1="11.43cm" svg:y1="6.351cm" svg:x2="13.335cm" svg:y2="6.351cm">
              <text:p/>
            </draw:line>
            <draw:line draw:style-name="gr5" draw:text-style-name="P3" draw:layer="layout" svg:x1="11.405cm" svg:y1="6.351cm" svg:x2="13.31cm" svg:y2="6.351cm">
              <text:p/>
            </draw:line>
            <draw:line draw:style-name="gr5" draw:text-style-name="P3" draw:layer="layout" svg:x1="13.334cm" svg:y1="6.986cm" svg:x2="11.429cm" svg:y2="6.986cm">
              <text:p/>
            </draw:line>
          </draw:g>
          <draw:g>
            <draw:line draw:style-name="gr5" draw:text-style-name="P3" draw:layer="layout" svg:x1="11.43cm" svg:y1="7.621cm" svg:x2="13.335cm" svg:y2="7.621cm">
              <text:p/>
            </draw:line>
            <draw:line draw:style-name="gr5" draw:text-style-name="P3" draw:layer="layout" svg:x1="11.405cm" svg:y1="7.621cm" svg:x2="13.31cm" svg:y2="7.621cm">
              <text:p/>
            </draw:line>
            <draw:line draw:style-name="gr5" draw:text-style-name="P3" draw:layer="layout" svg:x1="13.334cm" svg:y1="8.256cm" svg:x2="11.429cm" svg:y2="8.256cm">
              <text:p/>
            </draw:line>
          </draw:g>
        </draw:g>
        <draw:g>
          <draw:g>
            <draw:line draw:style-name="gr5" draw:text-style-name="P3" draw:layer="layout" svg:x1="19.71cm" svg:y1="10.161cm" svg:x2="21.615cm" svg:y2="10.161cm">
              <text:p/>
            </draw:line>
            <draw:line draw:style-name="gr5" draw:text-style-name="P3" draw:layer="layout" svg:x1="19.685cm" svg:y1="10.161cm" svg:x2="21.59cm" svg:y2="10.161cm">
              <text:p/>
            </draw:line>
            <draw:line draw:style-name="gr5" draw:text-style-name="P3" draw:layer="layout" svg:x1="21.614cm" svg:y1="10.796cm" svg:x2="19.709cm" svg:y2="10.796cm">
              <text:p/>
            </draw:line>
          </draw:g>
          <draw:g>
            <draw:line draw:style-name="gr5" draw:text-style-name="P3" draw:layer="layout" svg:x1="19.71cm" svg:y1="11.431cm" svg:x2="21.615cm" svg:y2="11.431cm">
              <text:p/>
            </draw:line>
            <draw:line draw:style-name="gr5" draw:text-style-name="P3" draw:layer="layout" svg:x1="19.685cm" svg:y1="11.431cm" svg:x2="21.59cm" svg:y2="11.431cm">
              <text:p/>
            </draw:line>
            <draw:line draw:style-name="gr5" draw:text-style-name="P3" draw:layer="layout" svg:x1="21.614cm" svg:y1="12.066cm" svg:x2="19.709cm" svg:y2="12.066cm">
              <text:p/>
            </draw:line>
          </draw:g>
          <draw:g>
            <draw:line draw:style-name="gr5" draw:text-style-name="P3" draw:layer="layout" svg:x1="19.71cm" svg:y1="12.701cm" svg:x2="21.615cm" svg:y2="12.701cm">
              <text:p/>
            </draw:line>
            <draw:line draw:style-name="gr5" draw:text-style-name="P3" draw:layer="layout" svg:x1="19.685cm" svg:y1="12.701cm" svg:x2="21.59cm" svg:y2="12.701cm">
              <text:p/>
            </draw:line>
            <draw:line draw:style-name="gr5" draw:text-style-name="P3" draw:layer="layout" svg:x1="21.614cm" svg:y1="13.336cm" svg:x2="19.709cm" svg:y2="13.336cm">
              <text:p/>
            </draw:line>
          </draw:g>
        </draw:g>
        <draw:g>
          <draw:custom-shape draw:style-name="gr8" draw:text-style-name="P2" draw:layer="layout" svg:width="3.81cm" svg:height="1.27cm" svg:x="22.86cm" svg:y="8.25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3.81cm" svg:height="0.962cm" svg:x="22.86cm" svg:y="8.563cm">
            <draw:text-box>
              <text:p>DB server</text:p>
            </draw:text-box>
          </draw:frame>
        </draw:g>
        <draw:g>
          <draw:custom-shape draw:style-name="gr8" draw:text-style-name="P2" draw:layer="layout" svg:width="3.81cm" svg:height="1.27cm" svg:x="22.86cm" svg:y="13.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3.81cm" svg:height="0.962cm" svg:x="22.86cm" svg:y="14.278cm">
            <draw:text-box>
              <text:p>DB server</text:p>
            </draw:text-box>
          </draw:frame>
        </draw:g>
        <draw:g>
          <draw:custom-shape draw:style-name="gr8" draw:text-style-name="P2" draw:layer="layout" svg:width="3.81cm" svg:height="1.27cm" svg:x="14.478cm" svg:y="8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5" draw:layer="layout" svg:width="4.445cm" svg:height="0.962cm" svg:x="14.478cm" svg:y="8.255cm">
            <draw:text-box>
              <text:p>Cache server</text:p>
            </draw:text-box>
          </draw:frame>
        </draw:g>
        <draw:g>
          <draw:custom-shape draw:style-name="gr8" draw:text-style-name="P2" draw:layer="layout" svg:width="3.81cm" svg:height="1.27cm" svg:x="14.478cm" svg:y="8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5" draw:layer="layout" svg:width="4.445cm" svg:height="0.962cm" svg:x="14.478cm" svg:y="8.255cm">
            <draw:text-box>
              <text:p>Cache server</text:p>
            </draw:text-box>
          </draw:frame>
        </draw:g>
        <draw:g>
          <draw:custom-shape draw:style-name="gr8" draw:text-style-name="P2" draw:layer="layout" svg:width="3.81cm" svg:height="1.27cm" svg:x="14.605cm" svg:y="13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5" draw:layer="layout" svg:width="4.445cm" svg:height="0.962cm" svg:x="14.605cm" svg:y="13.97cm">
            <draw:text-box>
              <text:p>Cache server</text:p>
            </draw:text-box>
          </draw:frame>
        </draw:g>
        <presentation:notes draw:style-name="dp1">
          <draw:page-thumbnail draw:style-name="gr9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7T17:27:42.873000000</meta:creation-date>
    <dc:date>2023-09-07T18:33:59.297000000</dc:date>
    <meta:editing-duration>PT1H6M8S</meta:editing-duration>
    <meta:editing-cycles>22</meta:editing-cycles>
    <meta:generator>LibreOffice/7.4.1.2$Windows_X86_64 LibreOffice_project/3c58a8f3a960df8bc8fd77b461821e42c061c5f0</meta:generator>
    <meta:document-statistic meta:object-count="301"/>
  </office:meta>
</office:document-meta>
</file>